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text-properties officeooo:rsid="02b483dd" officeooo:paragraph-rsid="02b483dd"/>
    </style:style>
    <style:style style:name="P11" style:family="paragraph" style:parent-style-name="Standard">
      <style:text-properties officeooo:rsid="02bf4022" officeooo:paragraph-rsid="02c0fe50"/>
    </style:style>
    <style:style style:name="P12" style:family="paragraph" style:parent-style-name="Standard">
      <style:text-properties officeooo:rsid="02c0fe50" officeooo:paragraph-rsid="02c0fe5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c40687" officeooo:paragraph-rsid="02c40687" fo:background-color="transparen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29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31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32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34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38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39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40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4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47" style:family="paragraph" style:parent-style-name="Text_20_body">
      <style:text-properties officeooo:rsid="025e2e6c" officeooo:paragraph-rsid="025e2e6c"/>
    </style:style>
    <style:style style:name="P48" style:family="paragraph" style:parent-style-name="Text_20_body" style:list-style-name="L6">
      <style:text-properties officeooo:rsid="025e2e6c" officeooo:paragraph-rsid="025e2e6c"/>
    </style:style>
    <style:style style:name="P49" style:family="paragraph" style:parent-style-name="Text_20_body">
      <style:text-properties officeooo:rsid="02673f28" officeooo:paragraph-rsid="02673f28"/>
    </style:style>
    <style:style style:name="P50" style:family="paragraph" style:parent-style-name="Text_20_body" style:list-style-name="L6">
      <style:text-properties officeooo:rsid="0268b339" officeooo:paragraph-rsid="0268b339"/>
    </style:style>
    <style:style style:name="P51" style:family="paragraph" style:parent-style-name="Text_20_body" style:list-style-name="L6">
      <style:text-properties officeooo:rsid="026a44a8" officeooo:paragraph-rsid="026a44a8"/>
    </style:style>
    <style:style style:name="P52" style:family="paragraph" style:parent-style-name="Text_20_body">
      <style:text-properties officeooo:rsid="026bdc43" officeooo:paragraph-rsid="026bdc43"/>
    </style:style>
    <style:style style:name="P53" style:family="paragraph" style:parent-style-name="Text_20_body" style:list-style-name="L7">
      <style:text-properties officeooo:rsid="026bdc43" officeooo:paragraph-rsid="026bdc43"/>
    </style:style>
    <style:style style:name="P54" style:family="paragraph" style:parent-style-name="Text_20_body">
      <style:text-properties officeooo:rsid="026d7e34" officeooo:paragraph-rsid="026d7e34"/>
    </style:style>
    <style:style style:name="P55" style:family="paragraph" style:parent-style-name="Text_20_body">
      <style:text-properties officeooo:rsid="02725994" officeooo:paragraph-rsid="0273352e"/>
    </style:style>
    <style:style style:name="P56" style:family="paragraph" style:parent-style-name="Text_20_body">
      <style:text-properties officeooo:rsid="0287f3ed" officeooo:paragraph-rsid="028dad1c"/>
    </style:style>
    <style:style style:name="P57" style:family="paragraph" style:parent-style-name="Text_20_body" style:list-style-name="L8">
      <style:text-properties officeooo:paragraph-rsid="0298b279"/>
    </style:style>
    <style:style style:name="P58" style:family="paragraph" style:parent-style-name="Text_20_body">
      <style:text-properties officeooo:rsid="029f07b2" officeooo:paragraph-rsid="02a1b254"/>
    </style:style>
    <style:style style:name="P59" style:family="paragraph" style:parent-style-name="Text_20_body">
      <style:text-properties officeooo:paragraph-rsid="02a5b4da"/>
    </style:style>
    <style:style style:name="P60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61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62" style:family="paragraph" style:parent-style-name="Heading_20_1">
      <style:text-properties officeooo:rsid="025e2e6c" officeooo:paragraph-rsid="025e2e6c"/>
    </style:style>
    <style:style style:name="P63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64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65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66" style:family="paragraph" style:parent-style-name="Heading_20_2">
      <style:text-properties officeooo:rsid="027d3d85" officeooo:paragraph-rsid="027d3d85"/>
    </style:style>
    <style:style style:name="P67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f9eb3"/>
    </style:style>
    <style:style style:name="T13" style:family="text">
      <style:text-properties officeooo:rsid="0273352e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8" style:family="text">
      <style:text-properties fo:color="#3c3c3c" style:font-name="Monospace" fo:font-size="12pt" style:font-size-asian="12pt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style:font-size-asian="12pt" fo:background-color="#e8f2fe"/>
    </style:style>
    <style:style style:name="T21" style:family="text">
      <style:text-properties fo:color="#000000" style:font-name="Monospace" fo:font-size="12pt" officeooo:rsid="028ad3a4" style:font-size-asian="12pt"/>
    </style:style>
    <style:style style:name="T22" style:family="text">
      <style:text-properties fo:color="#000000" style:font-name="Monospace" fo:font-size="12pt" officeooo:rsid="02943764" style:font-size-asian="12pt"/>
    </style:style>
    <style:style style:name="T23" style:family="text">
      <style:text-properties fo:color="#000000" style:font-name="Monospace" fo:font-size="12pt" officeooo:rsid="02a31200" style:font-size-asian="12pt"/>
    </style:style>
    <style:style style:name="T24" style:family="text">
      <style:text-properties fo:color="#000000" style:font-name="Monospace" fo:font-size="12pt" officeooo:rsid="02a95d63" style:font-size-asian="12pt"/>
    </style:style>
    <style:style style:name="T25" style:family="text">
      <style:text-properties fo:color="#000000" style:font-name="Monospace" fo:font-size="12pt" officeooo:rsid="02a3d6ea" style:font-size-asian="12pt"/>
    </style:style>
    <style:style style:name="T26" style:family="text">
      <style:text-properties fo:color="#000000" style:font-name="Monospace" fo:font-size="12pt" officeooo:rsid="02bf4022" style:font-size-asian="12pt"/>
    </style:style>
    <style:style style:name="T27" style:family="text">
      <style:text-properties fo:color="#000000" style:font-name="Monospace" fo:font-size="12pt" officeooo:rsid="02bd8624" style:font-size-asian="12pt"/>
    </style:style>
    <style:style style:name="T28" style:family="text">
      <style:text-properties fo:color="#000000" style:font-name="Monospace" fo:font-size="12pt" officeooo:rsid="02c19d33" style:font-size-asian="12pt"/>
    </style:style>
    <style:style style:name="T29" style:family="text">
      <style:text-properties fo:color="#000000" style:font-name="Monospace" fo:font-size="12pt" officeooo:rsid="02c4fef1" style:font-size-asian="12pt"/>
    </style:style>
    <style:style style:name="T30" style:family="text">
      <style:text-properties fo:color="#000000" style:font-name="Monospace" fo:font-size="12pt" officeooo:rsid="02c4fef1" style:font-size-asian="12pt" fo:background-color="#e8f2fe"/>
    </style:style>
    <style:style style:name="T31" style:family="text">
      <style:text-properties fo:color="#000000" style:font-name="Monospace" fo:font-size="12pt" officeooo:rsid="02c6e5ea" style:font-size-asian="12pt"/>
    </style:style>
    <style:style style:name="T32" style:family="text">
      <style:text-properties fo:color="#000000" style:font-name="Monospace" fo:font-size="12pt" officeooo:rsid="02c701cb" style:font-size-asian="12pt"/>
    </style:style>
    <style:style style:name="T33" style:family="text">
      <style:text-properties fo:color="#000000" style:font-name="Monospace" fo:font-size="12pt" officeooo:rsid="02c73cb3" style:font-size-asian="12pt"/>
    </style:style>
    <style:style style:name="T34" style:family="text">
      <style:text-properties fo:color="#000000" style:font-name="Monospace" fo:font-size="12pt" officeooo:rsid="02c7a588" style:font-size-asian="12pt"/>
    </style:style>
    <style:style style:name="T35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36" style:family="text">
      <style:text-properties fo:color="#000000" style:font-name="Monospace" officeooo:rsid="0273c13e"/>
    </style:style>
    <style:style style:name="T37" style:family="text">
      <style:text-properties fo:color="#000000" style:font-name="Monospace" fo:font-style="italic" officeooo:rsid="0273c13e" style:font-style-asian="italic"/>
    </style:style>
    <style:style style:name="T38" style:family="text">
      <style:text-properties fo:color="#2a00ff" style:font-name="Monospace" fo:font-size="12pt" style:font-size-asian="12pt"/>
    </style:style>
    <style:style style:name="T39" style:family="text">
      <style:text-properties fo:color="#2a00ff" style:font-name="Monospace" officeooo:rsid="0273c13e"/>
    </style:style>
    <style:style style:name="T40" style:family="text">
      <style:text-properties fo:color="#2a00ff" style:font-name="Monospace" officeooo:rsid="02751ba1"/>
    </style:style>
    <style:style style:name="T41" style:family="text">
      <style:text-properties officeooo:rsid="0273c13e"/>
    </style:style>
    <style:style style:name="T42" style:family="text">
      <style:text-properties officeooo:rsid="02751ba1"/>
    </style:style>
    <style:style style:name="T43" style:family="text">
      <style:text-properties fo:color="#6a3e3e" style:font-name="Monospace" fo:font-size="12pt" style:font-size-asian="12pt" fo:background-color="#e8f2fe"/>
    </style:style>
    <style:style style:name="T44" style:family="text">
      <style:text-properties fo:color="#6a3e3e" style:font-name="Monospace" fo:font-size="12pt" style:font-size-asian="12pt"/>
    </style:style>
    <style:style style:name="T45" style:family="text">
      <style:text-properties fo:color="#6a3e3e" style:font-name="Monospace" fo:font-size="12pt" officeooo:rsid="02943764" style:font-size-asian="12pt"/>
    </style:style>
    <style:style style:name="T46" style:family="text">
      <style:text-properties fo:color="#6a3e3e" style:font-name="Monospace" officeooo:rsid="028fdf70"/>
    </style:style>
    <style:style style:name="T47" style:family="text">
      <style:text-properties fo:color="#6a3e3e" style:font-name="Monospace" officeooo:rsid="0290f8fd"/>
    </style:style>
    <style:style style:name="T48" style:family="text">
      <style:text-properties officeooo:rsid="027638a2"/>
    </style:style>
    <style:style style:name="T49" style:family="text">
      <style:text-properties fo:color="#ff0000" style:font-name="Monospace" fo:font-size="12pt" style:font-size-asian="12pt"/>
    </style:style>
    <style:style style:name="T50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51" style:family="text">
      <style:text-properties officeooo:rsid="027dab90"/>
    </style:style>
    <style:style style:name="T52" style:family="text">
      <style:text-properties officeooo:rsid="027e2ab3"/>
    </style:style>
    <style:style style:name="T53" style:family="text">
      <style:text-properties officeooo:rsid="02817c7a"/>
    </style:style>
    <style:style style:name="T54" style:family="text">
      <style:text-properties officeooo:rsid="02881f17"/>
    </style:style>
    <style:style style:name="T55" style:family="text">
      <style:text-properties fo:color="#4000c8" style:font-name="Monospace" fo:font-size="12pt" fo:font-weight="bold" style:font-size-asian="12pt" style:font-weight-asian="bold"/>
    </style:style>
    <style:style style:name="T56" style:family="text">
      <style:text-properties officeooo:rsid="028b88ba"/>
    </style:style>
    <style:style style:name="T57" style:family="text">
      <style:text-properties officeooo:rsid="028dad1c"/>
    </style:style>
    <style:style style:name="T58" style:family="text">
      <style:text-properties officeooo:rsid="0292a794"/>
    </style:style>
    <style:style style:name="T59" style:family="text">
      <style:text-properties officeooo:rsid="029357e7"/>
    </style:style>
    <style:style style:name="T60" style:family="text">
      <style:text-properties officeooo:rsid="0296571f"/>
    </style:style>
    <style:style style:name="T61" style:family="text">
      <style:text-properties officeooo:rsid="0297b899"/>
    </style:style>
    <style:style style:name="T62" style:family="text">
      <style:text-properties officeooo:rsid="029b8563"/>
    </style:style>
    <style:style style:name="T63" style:family="text">
      <style:text-properties fo:color="#0000ff" style:font-name="Monospace" fo:font-size="12pt" style:font-size-asian="12pt"/>
    </style:style>
    <style:style style:name="T64" style:family="text">
      <style:text-properties officeooo:rsid="029fbe68"/>
    </style:style>
    <style:style style:name="T65" style:family="text">
      <style:text-properties officeooo:rsid="02a3d6ea"/>
    </style:style>
    <style:style style:name="T66" style:family="text">
      <style:text-properties officeooo:rsid="02a45005"/>
    </style:style>
    <style:style style:name="T67" style:family="text">
      <style:text-properties officeooo:rsid="02a455c6"/>
    </style:style>
    <style:style style:name="T68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69" style:family="text">
      <style:text-properties style:use-window-font-color="true" style:font-name="Monospace" fo:font-size="12pt" fo:background-color="transparent" loext:char-shading-value="0" style:font-size-asian="12pt"/>
    </style:style>
    <style:style style:name="T70" style:family="text">
      <style:text-properties fo:color="#000080" style:font-name="Monospace" fo:font-size="12pt" style:font-size-asian="12pt"/>
    </style:style>
    <style:style style:name="T71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72" style:family="text">
      <style:text-properties officeooo:rsid="02a882d1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2bb84a5" style:font-weight-asian="normal" style:font-weight-complex="normal"/>
    </style:style>
    <style:style style:name="T75" style:family="text">
      <style:text-properties fo:font-weight="normal" officeooo:rsid="02bcd46c" style:font-weight-asian="normal" style:font-weight-complex="normal"/>
    </style:style>
    <style:style style:name="T76" style:family="text">
      <style:text-properties officeooo:rsid="02af344a"/>
    </style:style>
    <style:style style:name="T77" style:family="text">
      <style:text-properties officeooo:rsid="02b5aed6"/>
    </style:style>
    <style:style style:name="T78" style:family="text">
      <style:text-properties officeooo:rsid="02b67f0f"/>
    </style:style>
    <style:style style:name="T79" style:family="text">
      <style:text-properties officeooo:rsid="02b84147"/>
    </style:style>
    <style:style style:name="T80" style:family="text">
      <style:text-properties officeooo:rsid="02b8cc05"/>
    </style:style>
    <style:style style:name="T81" style:family="text">
      <style:text-properties officeooo:rsid="02b8efb2"/>
    </style:style>
    <style:style style:name="T82" style:family="text">
      <style:text-properties officeooo:rsid="02c0d73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<text:span text:style-name="T9">מאגרי </text:span>נתונים</text:h>
      <text:p text:style-name="P49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49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50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48">יעילות - <text:span text:style-name="T10">במאגרי-נתונים ישנם מפתחות המאפשרים לגשת לחלקים מהמאגר במהירות.</text:span></text:p>
        </text:list-item>
        <text:list-item>
          <text:p text:style-name="P51">סדר - מאגר-נתונים אחד יכול לשמור מידע שהיינו צריכים לפזר בקבצים שונים.</text:p>
        </text:list-item>
      </text:list>
      <text:p text:style-name="P52"/>
      <text:p text:style-name="P52"><text:span text:style-name="T77">ישנן מערכות רבות לניהול מאגרי-נתונים.</text:span> <text:span text:style-name="T77">הן נחלקות לשתי קבוצות עיקריות:</text:span></text:p>
      <text:list xml:id="list572241827733080718" text:style-name="L7">
        <text:list-item>
          <text:p text:style-name="P53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53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47"/>
      <text:p text:style-name="P54">אנחנו נלמד <text:span text:style-name="T78">שתי מערכות לניהול מאגרי-נתונים</text:span>: <text:span text:style-name="T12">סקלייט (SQLite) ומייסקל (MySQL).</text:span> </text:p>
      <text:list xml:id="list5997313784415617488" text:style-name="L8">
        <text:list-item>
          <text:p text:style-name="P57"><text:span text:style-name="T12">סקלייט היא פשוטה, ונועדה לשמירת נתונים של משתמש אחד על מחשב מקומי;</text:span></text:p>
        </text:list-item>
        <text:list-item>
          <text:p text:style-name="P57"><text:span text:style-name="T12">מייסקל היא משוכללת יותר, ונועדה לשמירת נתונים של משתמשים רבים על שרת משותף.</text:span></text:p>
        </text:list-item>
      </text:list>
      <text:p text:style-name="Heading_20_2">שלב א: התקנת<text:span text:style-name="T13"> רכיב-קישור בין ג'אבה למערכת מאגרי-נתונים</text:span></text:p>
      <text:p text:style-name="P55">השלב הראשון בעבודה עם <text:span text:style-name="T79">מערכת </text:span>מאגר<text:span text:style-name="T79">י</text:span>-נתונים היא הורדת <text:span text:style-name="T13">רכיב המקשר בין המערכת </text:span>שבחרנו לבין ג'אבה. <text:span text:style-name="T53">רכיב-קישור בין ג'אבה לבין מערכת מאגרי-נתונים נקרא JDBC. <text:s text:c="3"/></text:span>למשל, כדי לעבוד עם <text:span text:style-name="T80">מערכת </text:span>סקלייט צריך <text:span text:style-name="T13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30"><text:span text:style-name="T14">repositories</text:span><text:span text:style-name="T18"> { <text:s text:c="4"/></text:span><text:span text:style-name="T19">mavenCentral</text:span><text:span text:style-name="T18">() <text:s text:c="2"/>}</text:span></text:p>
      <text:p text:style-name="P45"><text:span text:style-name="T14">dependencies</text:span><text:span text:style-name="T18"> { <text:s text:c="4"/></text:span><text:span text:style-name="T69">implementation</text:span><text:span text:style-name="T18"> </text:span><text:span text:style-name="T38">'org.xerial:sqlite-jdbc:+'</text:span><text:span text:style-name="T18"> <text:s text:c="2"/>}</text:span></text:p>
      <text:p text:style-name="P26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81">במערכת מסויימת.</text:span></text:p>
      <text:p text:style-name="P30"/>
      <text:p text:style-name="P63">שלב <text:span text:style-name="T41">ב</text:span>: <text:span text:style-name="T51">התחברות למאגר-נתונים</text:span></text:p>
      <text:p text:style-name="P4">השלב השני הוא ליצור חיבור (Connection) מתוך התוכנה שלנו <text:span text:style-name="T52">בג'אבה </text:span>למאגר-נתונים מסויים. <text:span text:style-name="T42">למשל, כדי להתחבר למאגר "company.db" של מערכת סקלייט נשתמש בפקודה הבאה:</text:span></text:p>
      <text:p text:style-name="P34"><text:span text:style-name="T36">Connection </text:span><text:span text:style-name="T46">c</text:span><text:span text:style-name="T47">onnection</text:span><text:span text:style-name="T36"> = DriverManager.</text:span><text:span text:style-name="T37">getConnection</text:span><text:span text:style-name="T36">(</text:span><text:span text:style-name="T39">"jdbc:sqlite:</text:span><text:span text:style-name="T40">company</text:span><text:span text:style-name="T39">.db"</text:span><text:span text:style-name="T36">)</text:span></text:p>
      <text:p text:style-name="P9"><text:span text:style-name="T73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10"><text:span text:style-name="T73"/></text:p>
      <text:p text:style-name="P10"><text:span text:style-name="T73">בחיבור </text:span><text:span text:style-name="T74">למאגר במערכת</text:span><text:span text:style-name="T73"> מייסקל, המחרוזת שמעבירים ל-getConnection היא מעט מורכבת יותר, כפי שנראה בהמשך. המחרוזת הזאת היא ההבדל היחיד בין </text:span><text:span text:style-name="T75">מערכות שונות</text:span><text:span text:style-name="T73">; מרגע שיש לנו Connection, כל שאר הפעולות מתבצעות בשפת SQL בלי להתחשב בסוג </text:span><text:span text:style-name="T75">המערכת</text:span><text:span text:style-name="T73"> שהתחברנו אלי</text:span><text:span text:style-name="T75">ה</text:span><text:span text:style-name="T73">. הדבר מקל מאד כשרוצים להחליף</text:span><text:span text:style-name="T75"> מערכת לניהול מאגרי-נתונים</text:span><text:span text:style-name="T73">.</text:span></text:p>
      <text:p text:style-name="P9"><text:span text:style-name="T73"/></text:p>
      <text:p text:style-name="P5"><text:span text:style-name="T2">שימו לב</text:span><text:span text:style-name="T5"> 1</text:span>: <text:span text:style-name="T48">הקומפיילר של ג'אבה דורש מכם לייבא את הספרייה הכללית לטיפול ב-sql: <text:s/></text:span></text:p>
      <text:p text:style-name="P31"><text:span text:style-name="T15">import</text:span><text:span text:style-name="T19"> java.sql.*;</text:span></text:p>
      <text:p text:style-name="P6"><text:span text:style-name="T48">אבל הוא </text:span><text:span text:style-name="T4">לא דורש</text:span><text:span text:style-name="T48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49"> </text:span><text:span text:style-name="T50">java.sql.SQLException</text:span><text:span text:style-name="T49">: No suitable driver found for jdbc:sqlite:test.db</text:span><text:span text:style-name="T48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66">שלב ג: הגדרת נתונים</text:p>
      <text:p text:style-name="P56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57">בשפת SQL ישנן פקודות להגדרת טבלאות; תת-השפה של SQL האחראית להגדרת טבלאות </text:span>נקראת "שפת הגדרת <text:span text:style-name="T57">נתונים</text:span>" - Data Definition Language. <text:span text:style-name="T54"><text:s/>למשל הפעולה הבאה בשפת SQL:</text:span></text:p>
      <text:p text:style-name="P33"><text:span text:style-name="T15">CREATE</text:span><text:span text:style-name="T18"> </text:span><text:span text:style-name="T15">TABLE</text:span><text:span text:style-name="T18"> </text:span><text:span text:style-name="T21">employees</text:span></text:p>
      <text:p text:style-name="P44"><text:span text:style-name="T19">(id</text:span><text:span text:style-name="T18"> <text:s text:c="7"/></text:span><text:span text:style-name="T55">INT</text:span><text:span text:style-name="T18"> </text:span><text:span text:style-name="T15">PRIMARY</text:span><text:span text:style-name="T18"> </text:span><text:span text:style-name="T15">KEY</text:span><text:span text:style-name="T18"> <text:s text:c="4"/></text:span><text:span text:style-name="T15">NOT</text:span><text:span text:style-name="T18"> </text:span><text:span text:style-name="T55">NULL</text:span><text:span text:style-name="T19">,</text:span></text:p>
      <text:p text:style-name="P44"><text:span text:style-name="T18"><text:s/></text:span><text:span text:style-name="T19">name</text:span><text:span text:style-name="T18"> <text:s text:c="5"/></text:span><text:span text:style-name="T19">TEXT</text:span><text:span text:style-name="T18"> <text:s text:c="3"/></text:span><text:span text:style-name="T15">NOT</text:span><text:span text:style-name="T18"> </text:span><text:span text:style-name="T55">NULL</text:span><text:span text:style-name="T19">,</text:span></text:p>
      <text:p text:style-name="P44"><text:span text:style-name="T18"><text:s/></text:span><text:span text:style-name="T19">age</text:span><text:span text:style-name="T18"> <text:s text:c="6"/></text:span><text:span text:style-name="T55">INT</text:span><text:span text:style-name="T18"> <text:s text:c="4"/></text:span><text:span text:style-name="T15">NOT</text:span><text:span text:style-name="T18"> </text:span><text:span text:style-name="T55">NULL</text:span><text:span text:style-name="T19">,</text:span></text:p>
      <text:p text:style-name="P44"><text:span text:style-name="T18"><text:s/></text:span><text:span text:style-name="T19">address</text:span><text:span text:style-name="T18"> <text:s text:c="2"/></text:span><text:span text:style-name="T15">CHAR</text:span><text:span text:style-name="T19">(50),</text:span></text:p>
      <text:p text:style-name="P44"><text:span text:style-name="T18"><text:s/></text:span><text:span text:style-name="T19">salary</text:span><text:span text:style-name="T18"> <text:s text:c="3"/></text:span><text:span text:style-name="T55">REAL</text:span><text:span text:style-name="T19">);</text:span></text:p>
      <text:p text:style-name="P13">מגדירה טבלה בשם <text:span text:style-name="T21">employees</text:span> עם חמש עמודות. ליד כל עמודה כתוב הטיפוס שלה וכן פרטים נוספים שנראה בהמשך. <text:span text:style-name="T56"><text:s text:c="2"/></text:span></text:p>
      <text:p text:style-name="P14">כדי להעביר פקודת SQL מתוך ג'אבה למאגר-נתונים, <text:span text:style-name="T58">צריך ליצור עצם מסוג "פקודה" (Statement):</text:span></text:p>
      <text:p text:style-name="P36"><text:span text:style-name="T19">Statement </text:span><text:span text:style-name="T44">stmt</text:span><text:span text:style-name="T19"> = </text:span><text:span text:style-name="T44">connection</text:span><text:span text:style-name="T19">.createStatement()</text:span></text:p>
      <text:p text:style-name="P15">גם אותו כדאי מאד ליצור בתוך בלוק try. <text:s/>במבנה זה משתמשים כדי לשלוח פקודות למאגר-הנתונים<text:span text:style-name="T59">, למשל:</text:span></text:p>
      <text:p text:style-name="P35"><text:span text:style-name="T44">stmt</text:span><text:span text:style-name="T19">.executeUpdate(</text:span></text:p>
      <text:p text:style-name="P44"><text:span text:style-name="T19"><text:tab/></text:span><text:span text:style-name="T38">"CREATE TABLE employees\n"</text:span><text:span text:style-name="T19"> + </text:span></text:p>
      <text:p text:style-name="P44"><text:span text:style-name="T19"><text:tab/></text:span><text:span text:style-name="T38">"(id <text:s text:c="7"/>INT PRIMARY KEY <text:s text:c="4"/>NOT NULL,\n"</text:span><text:span text:style-name="T19"> + </text:span></text:p>
      <text:p text:style-name="P44"><text:span text:style-name="T19"><text:tab/></text:span><text:span text:style-name="T38">" name <text:s text:c="5"/>TEXT <text:s text:c="3"/>NOT NULL,\n"</text:span><text:span text:style-name="T19"> + </text:span></text:p>
      <text:p text:style-name="P44"><text:span text:style-name="T19"><text:tab/></text:span><text:span text:style-name="T38">" age <text:s text:c="6"/>INT <text:s text:c="4"/>NOT NULL,\n"</text:span><text:span text:style-name="T19"> + </text:span></text:p>
      <text:p text:style-name="P44"><text:span text:style-name="T19"><text:tab/></text:span><text:span text:style-name="T38">" address <text:s text:c="2"/>CHAR(50),\n"</text:span><text:span text:style-name="T19"> + </text:span></text:p>
      <text:p text:style-name="P44"><text:span text:style-name="T19"><text:tab/></text:span><text:span text:style-name="T38">" salary <text:s text:c="3"/>REAL);\n"</text:span><text:span text:style-name="T19"> + </text:span></text:p>
      <text:p text:style-name="P44"><text:span text:style-name="T19"><text:tab/></text:span><text:span text:style-name="T38">""</text:span></text:p>
      <text:p text:style-name="P44"><text:span text:style-name="T19">);</text:span></text:p>
      <text:p text:style-name="P16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6"/>
      <text:p text:style-name="P19">כדי למחוק טבלה משתמשים בפעולת SQL:</text:p>
      <text:p text:style-name="P41"><text:span text:style-name="T15">DROP</text:span><text:span text:style-name="T18"> </text:span><text:span text:style-name="T15">TABLE</text:span><text:span text:style-name="T18"> </text:span><text:span text:style-name="T19">employees;</text:span></text:p>
      <text:p text:style-name="P19">ובג'אבה<text:span text:style-name="T61"> זה נראה כך:</text:span></text:p>
      <text:p text:style-name="P41"><text:span text:style-name="T44">stmt</text:span><text:span text:style-name="T19">.executeUpdate(</text:span><text:span text:style-name="T38">"DROP TABLE employees;"</text:span><text:span text:style-name="T19">);</text:span></text:p>
      <text:p text:style-name="P20"/>
      <text:p text:style-name="P21">פקודות נוספות ניתן למצוא בדוגמה DataDefinitionDemo.</text:p>
      <text:p text:style-name="P17"/>
      <text:p text:style-name="P25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76"> התוכנה נותנת גם GUI וגם אפשרות להריץ פקודות SQL.</text:span></text:p>
      <text:p text:style-name="P18"/>
      <text:p text:style-name="P64">שלב <text:span text:style-name="T62">ד</text:span>: <text:span text:style-name="T62">שינוי נתונים</text:span></text:p>
      <text:p text:style-name="P58">אחרי שיצרנו טבלה, אנחנו יכולים להכניס ולהוציא ולעדכן בה שורות. <text:s/><text:span text:style-name="T57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42"><text:span text:style-name="T15">INSERT</text:span><text:span text:style-name="T18"> </text:span><text:span text:style-name="T15">INTO</text:span><text:span text:style-name="T18"> </text:span><text:span text:style-name="T19">employees</text:span><text:span text:style-name="T18"> </text:span><text:span text:style-name="T19">(id,name,age,address,salary)</text:span></text:p>
      <text:p text:style-name="P44"><text:span text:style-name="T18"><text:s text:c="7"/></text:span><text:span text:style-name="T15">VALUES</text:span><text:span text:style-name="T18"> </text:span><text:span text:style-name="T19">(1,</text:span><text:span text:style-name="T18"> </text:span><text:span text:style-name="T63">'Paul'</text:span><text:span text:style-name="T19">,</text:span><text:span text:style-name="T18"> </text:span><text:span text:style-name="T19">32,</text:span><text:span text:style-name="T18"> </text:span><text:span text:style-name="T63">'California'</text:span><text:span text:style-name="T19">,</text:span><text:span text:style-name="T18"> </text:span><text:span text:style-name="T19">20000.00);</text:span></text:p>
      <text:p text:style-name="P42"/>
      <text:p text:style-name="P42"><text:span text:style-name="T15">DELET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</text:span><text:span text:style-name="T18"> </text:span><text:span text:style-name="T15">IN</text:span><text:span text:style-name="T18"> </text:span><text:span text:style-name="T19">(1,2,3,4);</text:span></text:p>
      <text:p text:style-name="P42"><text:span text:style-name="T19"/></text:p>
      <text:p text:style-name="P37"><text:span text:style-name="T15">UPDATE</text:span><text:span text:style-name="T18"> </text:span><text:span text:style-name="T19">employees</text:span><text:span text:style-name="T18"> </text:span><text:span text:style-name="T15">SET</text:span><text:span text:style-name="T18"> </text:span><text:span text:style-name="T19">salary=25000</text:span><text:span text:style-name="T18"> </text:span><text:span text:style-name="T15">WHERE</text:span><text:span text:style-name="T18"> </text:span><text:span text:style-name="T19">id=1</text:span><text:span text:style-name="T18"> </text:span><text:span text:style-name="T15">OR</text:span><text:span text:style-name="T18"> </text:span><text:span text:style-name="T19">id=3;</text:span></text:p>
      <text:p text:style-name="P22"/>
      <text:p text:style-name="P23">כשמריצים <text:span text:style-name="T45">stmt</text:span><text:span text:style-name="T22">.executeUpdate</text:span><text:span text:style-name="T23"> <text:s/>עם אחת הפעולות האלה, הערך המוחזר הוא מספר השורות שהשתנו (נכנסו / נמחקו / התעדכנו). <text:s text:c="2"/></text:span><text:span text:style-name="T64">לפרטים ראו בדוגמה DataManipulationDemo. </text:span></text:p>
      <text:p text:style-name="P23"/>
      <text:p text:style-name="P65">שלב <text:span text:style-name="T65">ה</text:span>: <text:span text:style-name="T65">קריאת נתונים</text:span></text:p>
      <text:p text:style-name="P59"><text:span text:style-name="T66">כדי לקרוא נתונים יש לבצע </text:span><text:span text:style-name="T6">שאילתות</text:span><text:span text:style-name="T67">. לשם כך משתמשים בתת-שפה של SQL המיועדת לשאילתות ונקראת Data Query Language. הפעולה העיקרית בשפה זו היא </text:span><text:span text:style-name="T16">SELECT</text:span><text:span text:style-name="T68">, הנה כמה דוגמאות:</text:span></text:p>
      <text:p text:style-name="P32"><text:span text:style-name="T17">SELECT</text:span><text:span text:style-name="T18"> </text:span><text:span text:style-name="T19">*</text:span><text:span text:style-name="T18"> </text:span><text:span text:style-name="T15">FROM</text:span><text:span text:style-name="T18"> </text:span><text:span text:style-name="T19">employees;</text:span></text:p>
      <text:p text:style-name="P44"><text:span text:style-name="T15">SELECT</text:span><text:span text:style-name="T18"> </text:span><text:span text:style-name="T19">id,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=1;</text:span></text:p>
      <text:p text:style-name="P44"><text:span text:style-name="T15">SELECT</text:span><text:span text:style-name="T18"> </text:span><text:span text:style-name="T19">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32"><text:span text:style-name="T15">SELECT</text:span><text:span text:style-name="T18"> </text:span><text:span text:style-name="T70">MAX</text:span><text:span text:style-name="T19">(age)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24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38"><text:span text:style-name="T19">ResultSet </text:span><text:span text:style-name="T44">rs</text:span><text:span text:style-name="T19"> = </text:span><text:span text:style-name="T44">stmt</text:span><text:span text:style-name="T19">.executeQuery(</text:span><text:span text:style-name="T38">"SELECT MAX(age) FROM employees WHERE salary&gt;=20000"</text:span><text:span text:style-name="T19">)</text:span></text:p>
      <text:p text:style-name="P24">שוב, מומלץ לשים את הפקודה בתוך בלוק try. <text:s text:c="2"/>תוצאת הפעולה היא עצם מסוג ResultSet. אפשר לעבור עליו בלולאת while<text:span text:style-name="T72">, למשל כך</text:span>:</text:p>
      <text:p text:style-name="P43"><text:span text:style-name="T15">while</text:span><text:span text:style-name="T19"> (</text:span><text:span text:style-name="T44">rs</text:span><text:span text:style-name="T19">.next()) {</text:span></text:p>
      <text:p text:style-name="P44"><text:span text:style-name="T19"><text:tab/>System.</text:span><text:span text:style-name="T71">out</text:span><text:span text:style-name="T19">.println(</text:span></text:p>
      <text:p text:style-name="P44"><text:span text:style-name="T19"><text:tab/><text:tab/></text:span><text:span text:style-name="T38">"id="</text:span><text:span text:style-name="T19"> + </text:span><text:span text:style-name="T44">rs</text:span><text:span text:style-name="T19">.getInt(</text:span><text:span text:style-name="T38">"id"</text:span><text:span text:style-name="T19">)+</text:span><text:span text:style-name="T38">" "</text:span><text:span text:style-name="T19">+</text:span></text:p>
      <text:p text:style-name="P44"><text:span text:style-name="T19"><text:tab/><text:tab/></text:span><text:span text:style-name="T38">"name="</text:span><text:span text:style-name="T19"> + </text:span><text:span text:style-name="T44">rs</text:span><text:span text:style-name="T19">.getString(</text:span><text:span text:style-name="T38">"name"</text:span><text:span text:style-name="T19">)+</text:span><text:span text:style-name="T38">" "</text:span><text:span text:style-name="T19">+</text:span></text:p>
      <text:p text:style-name="P44"><text:span text:style-name="T19"><text:tab/><text:tab/></text:span><text:span text:style-name="T38">"age="</text:span><text:span text:style-name="T19"> + </text:span><text:span text:style-name="T44">rs</text:span><text:span text:style-name="T19">.getInt(</text:span><text:span text:style-name="T38">"age"</text:span><text:span text:style-name="T19">)+</text:span><text:span text:style-name="T38">" "</text:span><text:span text:style-name="T19">+</text:span></text:p>
      <text:p text:style-name="P44"><text:span text:style-name="T19"><text:tab/><text:tab/></text:span><text:span text:style-name="T38">"address="</text:span><text:span text:style-name="T19"> + </text:span><text:span text:style-name="T44">rs</text:span><text:span text:style-name="T19">.getString(</text:span><text:span text:style-name="T38">"id"</text:span><text:span text:style-name="T19">)+</text:span><text:span text:style-name="T38">" "</text:span><text:span text:style-name="T19">+</text:span></text:p>
      <text:p text:style-name="P44"><text:span text:style-name="T19"><text:tab/><text:tab/></text:span><text:span text:style-name="T38">"salary="</text:span><text:span text:style-name="T19"> + </text:span><text:span text:style-name="T44">rs</text:span><text:span text:style-name="T19">.getFloat(</text:span><text:span text:style-name="T38">"salary"</text:span><text:span text:style-name="T19">));</text:span></text:p>
      <text:p text:style-name="P44"><text:span text:style-name="T19">}</text:span></text:p>
      <text:p text:style-name="P46"><text:span text:style-name="T19">לדוגמאות נוספות ראו בקובץ DataQueryDemo</text:span><text:span text:style-name="T24">.</text:span></text:p>
      <text:p text:style-name="P46"><text:span text:style-name="T24"/></text:p>
      <text:p text:style-name="P67"><text:span text:style-name="T25">ה</text:span><text:span text:style-name="T19">כנת </text:span><text:span text:style-name="T26">פקודות</text:span></text:p>
      <text:p text:style-name="P11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11"/>
      <text:p text:style-name="P11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82"> <text:s/>(לדוגמה ראו https://xkcd.com/327). <text:s/></text:span></text:p>
      <text:p text:style-name="P12"/>
      <text:p text:style-name="P12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7">PreparedStatement</text:span><text:span text:style-name="T19">.</text:span><text:span text:style-name="T28"> למשל, כדי להכין מחלקה שבוחרת עובד לפי שם, אפשר להשתמש ב:</text:span></text:p>
      <text:p text:style-name="P39"><text:span text:style-name="T28">PreparedStatement</text:span><text:span text:style-name="T19"> </text:span><text:span text:style-name="T44">stmt</text:span><text:span text:style-name="T19"> = </text:span><text:span text:style-name="T44">connection</text:span><text:span text:style-name="T19">.prepareStatement(</text:span><text:span text:style-name="T38">"SELECT * FROM employees WHERE name=?"</text:span><text:span text:style-name="T19">)</text:span></text:p>
      <text:p text:style-name="P27"><text:span text:style-name="T19">במקום כל פרמטר שאמור להגיע מהמשתמש, נשים סימן שאלה (?). <text:s/>כדי להזין את הפרמטר מהמשתמש, נשתמש בפעולות set, למשל:</text:span></text:p>
      <text:p text:style-name="P40"><text:span text:style-name="T44">stmt</text:span><text:span text:style-name="T19">.setString(1, </text:span><text:span text:style-name="T38">"Paul"</text:span><text:span text:style-name="T19">);</text:span></text:p>
      <text:p text:style-name="P28"><text:span text:style-name="T19">המספר "1" הוא האינדקס של סימן-השאלה; </text:span><text:span text:style-name="T35">האינדקסים מתחילים מ-1</text:span><text:span text:style-name="T19">. <text:s/>הפעולה setString תכניס את המחרוזת במקום סימן-השאלה, עם גרשיים ועם "חיטוי" מתאים. </text:span><text:span text:style-name="T29"><text:s/>אחר-כך נבצע ResultSet </text:span><text:span text:style-name="T44">rs</text:span><text:span text:style-name="T19"> = </text:span><text:span text:style-name="T44">stmt</text:span><text:span text:style-name="T19">.executeQuery()</text:span><text:span text:style-name="T29"> כדי לבצע את השאילתה בפועל.</text:span></text:p>
      <text:p text:style-name="P28"><text:span text:style-name="T31">גם אם </text:span><text:span text:style-name="T33">המשתמש ינסה </text:span><text:span text:style-name="T31">לגרום נזק</text:span><text:span text:style-name="T33"> ע"י העברת פרמטרים שגויים, הוא</text:span><text:span text:style-name="T31"> לא </text:span><text:span text:style-name="T33">י</text:span><text:span text:style-name="T31">צליח. למשל</text:span><text:span text:style-name="T19">, הפעולה:</text:span></text:p>
      <text:p text:style-name="P40"><text:span text:style-name="T44">stmt</text:span><text:span text:style-name="T19">.setString(1, </text:span><text:span text:style-name="T38">"Robert'; DROP TABLE employees"</text:span><text:span text:style-name="T19">);</text:span></text:p>
      <text:p text:style-name="P27"><text:span text:style-name="T32">תתורגם באופן שלא י</text:span><text:span text:style-name="T19">גרום שום נזק.</text:span><text:span text:style-name="T34"> איך בדיוק? - הדפיסו את stmt.toString ותראו.</text:span></text:p>
      <text:p text:style-name="P27"><text:span text:style-name="T34"/></text:p>
      <text:p text:style-name="P27"><text:span text:style-name="T34"/></text:p>
      <text:p text:style-name="Heading_20_2">מקורות </text:p>
      <text:list xml:id="list8266422404126301554" text:style-name="L4">
        <text:list-item>
          <text:p text:style-name="P61">JDBC Create database example, Tutorials <text:s/>Point: https://www.tutorialspoint.com/jdbc/jdbc-create-database.htm</text:p>
        </text:list-item>
        <text:list-item>
          <text:p text:style-name="P61">SQLite Java, Tutorials <text:s/>Point: https://www.tutorialspoint.com/sqlite/sqlite_java.htm</text:p>
        </text:list-item>
        <text:list-item>
          <text:p text:style-name="P60">Java Database Connection: JDBC and MySQL, <text:span text:style-name="T60">Udemy </text:span>course:<text:span text:style-name="T8"> https://www.udemy.com/how-to-connect-java-jdbc-to-mysql/learn/v4/overview</text:span></text:p>
          <text:p text:style-name="P29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31T13:48:33.250017839</dc:date>
    <meta:editing-duration>P7DT10H27M46S</meta:editing-duration>
    <meta:editing-cycles>659</meta:editing-cycles>
    <meta:document-statistic meta:table-count="0" meta:image-count="0" meta:object-count="0" meta:page-count="1" meta:paragraph-count="98" meta:word-count="1190" meta:character-count="7933" meta:non-whitespace-character-count="6699"/>
  </office:meta>
</office:document-meta>
</file>